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8cm"/>
    </style:style>
    <style:style style:name="gr12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458cm" style:use-optimal-column-width="false"/>
    </style:style>
    <style:style style:name="co6" style:family="table-column">
      <style:table-column-properties style:column-width="7.187cm" style:use-optimal-column-width="false"/>
    </style:style>
    <style:style style:name="co7" style:family="table-column">
      <style:table-column-properties style:column-width="11.557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379cm"/>
    </style:style>
    <style:style style:name="ro7" style:family="table-row">
      <style:table-row-properties style:row-height="1.875cm"/>
    </style:style>
    <style:style style:name="ro8" style:family="table-row">
      <style:table-row-properties style:row-height="0.82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6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7" style:family="table-cell">
      <style:graphic-properties style:repeat="repeat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cm" fo:margin-bottom="0.305cm"/>
    </style:style>
    <style:style style:name="P16" style:family="paragraph">
      <style:paragraph-properties fo:margin-top="0cm" fo:margin-bottom="0.66cm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102cm"/>
    </style:style>
    <style:style style:name="P19" style:family="paragraph">
      <style:paragraph-properties fo:margin-top="0cm" fo:margin-bottom="0.66cm"/>
      <style:text-properties fo:font-size="18pt"/>
    </style:style>
    <style:style style:name="P20" style:family="paragraph">
      <style:paragraph-properties fo:margin-top="0cm" fo:margin-bottom="0.203cm"/>
    </style:style>
    <style:style style:name="P21" style:family="paragraph">
      <style:paragraph-properties fo:margin-top="0cm" fo:margin-bottom="0.203cm"/>
      <style:text-properties fo:font-size="18pt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.152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1.176cm" svg:height="2.16cm" svg:x="8.258cm" svg:y="0.678cm">
          <text:p text:style-name="P10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1cm" svg:height="14.065cm" svg:x="1.396cm" svg:y="2.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7"><text:span text:style-name="T5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mmon</text:span></text:p>
              </table:table-cell>
            </table:table-row>
            <table:table-row table:style-name="ro6" table:default-cell-style-name="ce3">
              <table:table-cell>
                <text:p text:style-name="P11"><text:span text:style-name="T7">Initial_Code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第一次初始時使用，當這個值不等於 </text:span><text:span text:style-name="T7">0x5AA5AA55 </text:span><text:span text:style-name="T7">時，表示需要初始 </text:span><text:span text:style-name="T7">Setting </text:span><text:span text:style-name="T7">區塊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7">Magic_Code</text:span></text:p>
              </table:table-cell>
              <table:table-cell>
                <text:p text:style-name="P11"><text:span text:style-name="T7">16 Bytes</text:span></text:p>
              </table:table-cell>
              <table:table-cell>
                <text:p text:style-name="P11"><text:span text:style-name="T7">在 </text:span><text:span text:style-name="T7">eMMC </text:span><text:span text:style-name="T7">內用來檢查外部裝置是否有相同的 </text:span><text:span text:style-name="T7">Magic Code</text:span><text:span text:style-name="T7">，若有則載入外部裝置的 </text:span><text:span text:style-name="T7">Kernel </text:span><text:span text:style-name="T7">和 </text:span><text:span text:style-name="T7">Ram Disk(root file system)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MAC1</text:span></text:p>
              </table:table-cell>
              <table:table-cell>
                <text:p text:style-name="P11"><text:span text:style-name="T7">8 Bytes</text:span></text:p>
              </table:table-cell>
              <table:table-cell>
                <text:p text:style-name="P11"><text:span text:style-name="T7">第一組網卡 </text:span><text:span text:style-name="T7">MAC Address</text:span></text:p>
              </table:table-cell>
            </table:table-row>
            <table:table-row table:style-name="ro8" table:default-cell-style-name="ce5">
              <table:table-cell table:style-name="ce4">
                <text:p text:style-name="P11"><text:span text:style-name="T7">MAC2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二組網卡 </text:span><text:span text:style-name="T7">MAC Address</text:span></text:p>
              </table:table-cell>
            </table:table-row>
            <table:table-row table:style-name="ro8" table:default-cell-style-name="ce6">
              <table:table-cell table:style-name="ce3">
                <text:p text:style-name="P11"><text:span text:style-name="T7">MAC3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三組網卡 </text:span><text:span text:style-name="T7">MAC Address</text:span></text:p>
              </table:table-cell>
            </table:table-row>
            <table:table-row table:style-name="ro8" table:default-cell-style-name="ce5">
              <table:table-cell table:style-name="ce4">
                <text:p text:style-name="P11"><text:span text:style-name="T7">MAC4</text:span></text:p>
              </table:table-cell>
              <table:table-cell>
                <text:p text:style-name="P12"><text:span text:style-name="T7">8 Bytes</text:span></text:p>
              </table:table-cell>
              <table:table-cell>
                <text:p text:style-name="P12"><text:span text:style-name="T7">第四組網卡 </text:span><text:span text:style-name="T7">MAC Address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Product_Name</text:span></text:p>
              </table:table-cell>
              <table:table-cell>
                <text:p text:style-name="P11"><text:span text:style-name="T7">128 Bytes</text:span></text:p>
              </table:table-cell>
              <table:table-cell>
                <text:p text:style-name="P11"><text:span text:style-name="T7">產品名稱</text:span></text:p>
              </table:table-cell>
            </table:table-row>
            <table:table-row table:style-name="ro8" table:default-cell-style-name="ce8">
              <table:table-cell table:style-name="ce7">
                <text:p text:style-name="P1"><text:span text:style-name="T8">ProductSerialNO</text:span></text:p>
              </table:table-cell>
              <table:table-cell>
                <text:p text:style-name="P1"><text:span text:style-name="T8">64 Bytes</text:span></text:p>
              </table:table-cell>
              <table:table-cell>
                <text:p text:style-name="P1"><text:span text:style-name="T8">產品序號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BSP_Version</text:span></text:p>
              </table:table-cell>
              <table:table-cell>
                <text:p text:style-name="P11"><text:span text:style-name="T7">32 Bytes</text:span></text:p>
              </table:table-cell>
              <table:table-cell>
                <text:p text:style-name="P11"><text:span text:style-name="T7">BSP </text:span><text:span text:style-name="T7">版本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Password_Length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密碼長度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Password</text:span></text:p>
              </table:table-cell>
              <table:table-cell>
                <text:p text:style-name="P11"><text:span text:style-name="T7">32 Bytes</text:span></text:p>
              </table:table-cell>
              <table:table-cell>
                <text:p text:style-name="P11"><text:span text:style-name="T7">密碼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Function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功能開啟或關閉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7">Command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Default </text:span><text:span text:style-name="T7">定義的功能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7">Test_Status</text:span></text:p>
              </table:table-cell>
              <table:table-cell>
                <text:p text:style-name="P11"><text:span text:style-name="T7">4 Bytes</text:span></text:p>
              </table:table-cell>
              <table:table-cell>
                <text:p text:style-name="P11"><text:span text:style-name="T7">執行後的狀態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6.323cm" svg:x="4.572cm" svg:y="4.826cm">
          <draw:text-box>
            <text:p text:style-name="P15">Read fec_mac to bootargs.</text:p>
            <text:p text:style-name="P15">Command :</text:p>
            <text:p text:style-name="P15"><text:tab/>bootsel_set</text:p>
            <text:p text:style-name="P15"><text:tab/>env_reset</text:p>
            <text:p text:style-name="P15"><text:tab/>setting_info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7.338cm" svg:x="4.064cm" svg:y="4.572cm">
          <draw:text-box>
            <text:p text:style-name="P17">Read fec_mac to bootargs.</text:p>
            <text:p text:style-name="P17">void bootsel_init( void )</text:p>
            <text:p text:style-name="P17"><text:tab/>bootsel_adjust_bootargs( ) ;</text:p>
            <text:p text:style-name="P17"><text:tab/><text:tab/>bootsel_Read_Mac( ) ;</text:p>
            <text:p text:style-name="P17"><text:tab/><text:tab/><text:tab/>bootargs=fec_mac=00:11:22:33:44:55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14.041cm" svg:x="4.064cm" svg:y="3.94cm">
          <draw:text-box>
            <text:p>bootsel_set - command formated</text:p>
            <text:p><text:s text:c="4"/>&lt;class&gt; &lt;data&gt;</text:p>
            <text:p><text:s text:c="4"/>&lt;class&gt; &lt;function&gt; &lt;enable/disable&gt;</text:p>
            <text:p>** function class **</text:p>
            <text:p><text:s text:c="4"/>function password &lt;enable/disable&gt;</text:p>
            <text:p><text:s text:c="4"/>function change <text:s text:c="2"/>&lt;enable/disable&gt;</text:p>
            <text:p><text:s text:c="4"/>function extsd <text:s text:c="3"/>&lt;enable/disable&gt;</text:p>
            <text:p><text:s text:c="4"/>function usb <text:s text:c="5"/>&lt;enable/disable&gt;</text:p>
            <text:p><text:s text:c="4"/>function menu <text:s text:c="4"/>&lt;enable/disable&gt;</text:p>
            <text:p>** MAC class **</text:p>
            <text:p><text:s text:c="4"/>mac 0 000000000000</text:p>
            <text:p><text:s text:c="4"/>mac 1 000000000000</text:p>
            <text:p><text:s text:c="4"/>mac 2 000000000000</text:p>
            <text:p><text:s text:c="4"/>mac 3 000000000000</text:p>
            <text:p>** run class **</text:p>
            <text:p><text:s text:c="4"/>run update</text:p>
            <text:p><text:s text:c="4"/>run recovery</text:p>
            <text:p/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Bootsel func.</text:span></text:p>
          </draw:text-box>
        </draw:frame>
        <draw:frame draw:style-name="gr8" draw:text-style-name="P16" draw:layer="layout" svg:width="17.272cm" svg:height="10.084cm" svg:x="4.064cm" svg:y="4.572cm">
          <draw:text-box>
            <text:p text:style-name="P18">setting_info :</text:p>
            <text:p text:style-name="P18">ulCheckCode:5AA5AA55</text:p>
            <text:p text:style-name="P18">ubMagicCode:0x10,0x01,0xC0,0x34,0x00,0x00,0x71,0x00,0x00,0xA0,0x00,0xDF,0x00,0x17,0x00,0x00</text:p>
            <text:p text:style-name="P18">ubMAC00:00:11:22:33:44:55:01:00</text:p>
            <text:p text:style-name="P18">ubMAC01:00:00:00:00:00:00:00:00</text:p>
            <text:p text:style-name="P18">ubMAC02:00:00:00:00:00:00:00:00</text:p>
            <text:p text:style-name="P18">ubMAC03:00:00:00:00:00:00:00:00</text:p>
            <text:p text:style-name="P18">Product Name:</text:p>
            <text:p text:style-name="P18">BSP Version:</text:p>
            <text:p text:style-name="P18">Product Serial: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Makefile</text:span></text:p>
          </draw:text-box>
        </draw:frame>
        <draw:frame draw:style-name="gr8" draw:text-style-name="P19" draw:layer="layout" svg:width="17.272cm" svg:height="4.921cm" svg:x="4.064cm" svg:y="4.572cm">
          <draw:text-box>
            <text:p><text:span text:style-name="T9">Make config-file</text:span></text:p>
            <text:p><text:span text:style-name="T9">-include include/config/auto.conf</text:span></text:p>
            <text:p><text:span text:style-name="T9">-include include/config/auto.conf.cmd</text:span></text:p>
            <text:p><text:span text:style-name="T9">Scripts/Makefile.autoconf</text:span></text:p>
            <text:p><text:span text:style-name="T9"><text:tab/></text:span><text:span text:style-name="T9">&lt;configs/$(CONFIG_SYS_CONFIG_NAME).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Add board</text:span></text:p>
          </draw:text-box>
        </draw:frame>
        <draw:frame draw:style-name="gr9" draw:layer="layout" svg:width="15.24cm" svg:height="5.075cm" svg:x="6.096cm" svg:y="6.858cm">
          <draw:text-box>
            <text:p text:style-name="P16">Configs/board_defconfig</text:p>
            <text:p text:style-name="P16">Board/vendor/board fold</text:p>
            <text:p text:style-name="P16">Arch/$(ARCH)/Kconfig : add vendor/Kconfig</text:p>
            <text:p text:style-name="P16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Start</text:span></text:p>
          </draw:text-box>
        </draw:frame>
        <draw:frame draw:style-name="gr10" draw:text-style-name="P20" draw:layer="layout" svg:width="15.748cm" svg:height="6.604cm" svg:x="5.842cm" svg:y="4.572cm">
          <draw:text-box>
            <text:p text:style-name="P20">Arch/arm/cpu/**/Start.S</text:p>
            <text:p text:style-name="P20">Arch/arm/lib/crt*.S</text:p>
            <text:p text:style-name="P20">Common/board_f.c</text:p>
            <text:p text:style-name="P20">Common/board_r.c</text:p>
            <text:p text:style-name="P16"><text:tab/><text:tab/>run_main_loop</text:p>
            <text:p text:style-name="P16"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Filesystem engramdisk.img</text:span></text:p>
          </draw:text-box>
        </draw:frame>
        <draw:frame draw:style-name="gr11" draw:text-style-name="P21" draw:layer="layout" svg:width="21.844cm" svg:height="13.352cm" svg:x="3.048cm" svg:y="4.064cm">
          <draw:text-box>
            <text:p text:style-name="P20"><text:span text:style-name="T9">#rdisk_option : </text:span></text:p>
            <text:p text:style-name="P20"><text:span text:style-name="T9">#</text:span><text:span text:style-name="T9"><text:tab/></text:span><text:span text:style-name="T9">recovery =&gt; bootsel_load_system_from_files fail then to load internal kernel and filesystem.</text:span></text:p>
            <text:p text:style-name="P20"><text:span text:style-name="T9">#</text:span><text:span text:style-name="T9"><text:tab/></text:span><text:span text:style-name="T9">update =&gt; bootsel_load_system_from_* or bootsel_load_system_from_files success.</text:span></text:p>
            <text:p text:style-name="P20"><text:span text:style-name="T9">#</text:span><text:span text:style-name="T9"><text:tab/></text:span><text:span text:style-name="T9">normal =&gt; hotkey 'u' or "U"</text:span></text:p>
            <text:p text:style-name="P20"><text:span text:style-name="T9">#</text:span></text:p>
            <text:p text:style-name="P20"><text:span text:style-name="T9">#storage :</text:span></text:p>
            <text:p text:style-name="P20"><text:span text:style-name="T9">#</text:span><text:span text:style-name="T9"><text:tab/></text:span><text:span text:style-name="T9">mmc =&gt; load kernel and filesystem from mmc.</text:span></text:p>
            <text:p text:style-name="P20"><text:span text:style-name="T9">#</text:span><text:span text:style-name="T9"><text:tab/></text:span><text:span text:style-name="T9">usb =&gt; load kernel and filesystem from usb.</text:span></text:p>
            <text:p text:style-name="P20"><text:span text:style-name="T9">#</text:span></text:p>
            <text:p text:style-name="P20"><text:span text:style-name="T9">#mmcroot : mount device.</text:span></text:p>
            <text:p text:style-name="P20"><text:span text:style-name="T9">#</text:span></text:p>
            <text:p text:style-name="P20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4"><text:span text:style-name="T3">engramdisk.img</text:span></text:p>
          </draw:text-box>
        </draw:frame>
        <draw:frame draw:style-name="gr11" draw:text-style-name="P21" draw:layer="layout" svg:width="21.844cm" svg:height="13.246cm" svg:x="3.048cm" svg:y="3.556cm">
          <draw:text-box>
            <text:p text:style-name="P20"><text:span text:style-name="T10">#define CONFIG_MMCROO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"/dev/mmcblk0p1" </text:span></text:p>
            <text:p text:style-name="P20"><text:span text:style-name="T10">#define CONFIG_BOOT_SYSTEM_RECOVERY_KERNEL_OFFSET <text:s text:c="4"/></text:span><text:span text:style-name="T10"><text:tab/></text:span><text:span text:style-name="T10">0x800</text:span></text:p>
            <text:p text:style-name="P20"><text:span text:style-name="T10">#define CONFIG_BOOT_SYSTEM_RECOVERY_KERNEL_SIZE <text:s text:c="6"/></text:span><text:span text:style-name="T10"><text:tab/></text:span><text:span text:style-name="T10">0x5000</text:span></text:p>
            <text:p text:style-name="P20"><text:span text:style-name="T10">#define CONFIG_BOOT_SYSTEM_RECOVERY_KERNEL_DTB_OFFSET </text:span><text:span text:style-name="T10"><text:tab/></text:span><text:span text:style-name="T10">0x5C00</text:span></text:p>
            <text:p text:style-name="P20"><text:span text:style-name="T10">#define CONFIG_BOOT_SYSTEM_RECOVERY_KERNEL_DTB_SIZE <text:s text:c="2"/></text:span><text:span text:style-name="T10"><text:tab/></text:span><text:span text:style-name="T10">0x400</text:span></text:p>
            <text:p text:style-name="P20"><text:span text:style-name="T10">#define CONFIG_BOOT_SYSTEM_KERNEL_OFFSET <text:s text:c="4"/></text:span><text:span text:style-name="T10"><text:tab/></text:span><text:span text:style-name="T10"><text:tab/></text:span><text:span text:style-name="T10"><text:tab/></text:span><text:span text:style-name="T10">0x6800</text:span></text:p>
            <text:p text:style-name="P20"><text:span text:style-name="T10">#define CONFIG_BOOT_SYSTEM_KERNEL_SIZE <text:s text:c="6"/></text:span><text:span text:style-name="T10"><text:tab/></text:span><text:span text:style-name="T10"><text:tab/></text:span><text:span text:style-name="T10"><text:tab/></text:span><text:span text:style-name="T10">0x5000</text:span></text:p>
            <text:p text:style-name="P20"><text:span text:style-name="T10">#define CONFIG_BOOT_SYSTEM_KERNEL_DTB_OFFSET </text:span><text:span text:style-name="T10"><text:tab/></text:span><text:span text:style-name="T10"><text:tab/></text:span><text:span text:style-name="T10"><text:tab/></text:span><text:span text:style-name="T10">0x6400</text:span></text:p>
            <text:p text:style-name="P20"><text:span text:style-name="T10">#define CONFIG_BOOT_SYSTEM_KERNEL_DTB_SIZE <text:s text:c="2"/></text:span><text:span text:style-name="T10"><text:tab/></text:span><text:span text:style-name="T10"><text:tab/></text:span><text:span text:style-name="T10"><text:tab/></text:span><text:span text:style-name="T10">0x400</text:span></text:p>
            <text:p text:style-name="P20"><text:span text:style-name="T10">#define CONFIG_BOOT_SYSTEM_URAMDISK_FS_OFFSET <text:s text:c="8"/></text:span><text:span text:style-name="T10"><text:tab/></text:span><text:span text:style-name="T10">0xC000</text:span></text:p>
            <text:p text:style-name="P20"><text:span text:style-name="T10">#define CONFIG_BOOT_SYSTEM_URAMDISK_FS_SIZE <text:s text:c="10"/></text:span><text:span text:style-name="T10"><text:tab/></text:span><text:span text:style-name="T10">0x1000</text:span></text:p>
            <text:p text:style-name="P20"><text:span text:style-name="T10">#define CONFIG_BOOT_SYSTEM_RECOVERY_FS_OFFSET <text:s text:c="8"/></text:span><text:span text:style-name="T10"><text:tab/></text:span><text:span text:style-name="T10">0xD000</text:span></text:p>
            <text:p text:style-name="P20"><text:span text:style-name="T10">#define CONFIG_BOOT_SYSTEM_RECOVERY_FS_SIZE <text:s text:c="10"/></text:span><text:span text:style-name="T10"><text:tab/></text:span><text:span text:style-name="T10">0x2000</text:span></text:p>
            <text:p text:style-name="P20"><text:span text:style-name="T10">#define CONFIG_BOOT_SYSTEM_UPDATE_FS_OFFSET <text:s text:c="8"/></text:span><text:span text:style-name="T10"><text:tab/></text:span><text:span text:style-name="T10">0xF000</text:span></text:p>
            <text:p text:style-name="P20"><text:span text:style-name="T10">#define CONFIG_BOOT_SYSTEM_UPDATE_FS_SIZE <text:s text:c="10"/></text:span><text:span text:style-name="T10"><text:tab/></text:span><text:span text:style-name="T10">0x5000</text:span></text:p>
            <text:p text:style-name="P20"><text:span text:style-name="T9"/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" draw:text-style-name="P13" draw:layer="layout" svg:width="5.078cm" svg:height="2.03cm" svg:x="10.776cm" svg:y="3.94cm">
          <text:p text:style-name="P7"><text:span text:style-name="T11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3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23" draw:layer="layout" svg:width="5.894cm" svg:height="0.96cm" svg:x="4.68cm" svg:y="7.866cm">
          <text:p text:style-name="P22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3" draw:layer="layout" svg:width="6.602cm" svg:height="0.96cm" svg:x="15.856cm" svg:y="7.62cm">
          <text:p text:style-name="P22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3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custom-shape draw:name="Line 15" draw:style-name="gr14" draw:text-style-name="P3" draw:layer="layout" svg:width="0.007cm" svg:height="1.396cm" svg:x="13.248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connector draw:style-name="gr15" draw:text-style-name="P24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5" draw:text-style-name="P24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3" draw:layer="layout" svg:width="24.764cm" svg:height="3.18cm" svg:x="1.375cm" svg:y="0.76cm" presentation:class="title" presentation:user-transformed="true">
          <draw:text-box>
            <text:p text:style-name="P14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3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3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6" draw:style-name="gr1" draw:text-style-name="P23" draw:layer="layout" svg:width="2.794cm" svg:height="0.96cm" svg:x="5.404cm" svg:y="7.422cm">
          <text:p text:style-name="P22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23" draw:layer="layout" svg:width="3.702cm" svg:height="0.96cm" svg:x="13.132cm" svg:y="7.366cm">
          <text:p text:style-name="P22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custom-shape draw:name="CustomShape 11" draw:style-name="gr13" draw:text-style-name="P23" xml:id="id8" draw:id="id8" draw:layer="layout" svg:width="11.428cm" svg:height="5.332cm" svg:x="14.032cm" svg:y="11.468cm">
          <text:p text:style-name="P22"><text:span text:style-name="T4">Chooce item by keyboard or mouse :</text:span></text:p>
          <text:p text:style-name="P22"><text:span text:style-name="T4">Reboot system</text:span></text:p>
          <text:p text:style-name="P22"><text:span text:style-name="T4">Cache clean</text:span></text:p>
          <text:p text:style-name="P22"><text:span text:style-name="T4">Data clean</text:span></text:p>
          <text:p text:style-name="P22"><text:span text:style-name="T4">Update from usb</text:span></text:p>
          <text:p text:style-name="P22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connector draw:style-name="gr15" draw:text-style-name="P24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5" draw:text-style-name="P24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5" draw:text-style-name="P24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5" draw:text-style-name="P24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4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Config file</text:span></text:p>
          </draw:text-box>
        </draw:frame>
        <draw:frame draw:style-name="gr16" draw:text-style-name="P19" draw:layer="layout" svg:width="21.844cm" svg:height="9.494cm" svg:x="3.048cm" svg:y="4.572cm">
          <draw:text-box>
            <text:p text:style-name="P16"><text:span text:style-name="T9">Configs/VENDOR_PCBA_SOC_DDR_DTB_CUSTOM_PRODUCT_SYSTEM_defconfig</text:span></text:p>
            <text:p text:style-name="P16"><text:span text:style-name="T9">Example :</text:span></text:p>
            <text:p text:style-name="P16"><text:span text:style-name="T9"><text:tab/></text:span><text:span text:style-name="T9">rtx_a6_mx6q_micro1g_y_roymark_box_android_defconfig</text:span></text:p>
            <text:p text:style-name="P16"><text:span text:style-name="T9"><text:tab/></text:span><text:span text:style-name="T9">rtx_a6_mx6q_micro1g_y_roymark_tv_linux_defconfig</text:span></text:p>
            <text:p text:style-name="P16"><text:span text:style-name="T9"/></text:p>
            <text:p text:style-name="P16"><text:span text:style-name="T9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4"><text:span text:style-name="T3">Config file define</text:span></text:p>
          </draw:text-box>
        </draw:frame>
        <draw:frame draw:style-name="gr16" draw:text-style-name="P19" draw:layer="layout" svg:width="21.844cm" svg:height="16.177cm" svg:x="2.794cm" svg:y="3.537cm">
          <draw:text-box>
            <text:p text:style-name="P25"><text:span text:style-name="T12">CONFIG_SYS_EXTRA_OPTIONS="IMX_CONFIG=board/retronix/rtx_a6plus_mx6q/micron_ddr3_mx6q_1g.cfg,MX6Q,ANDROID_SUPPORT"</text:span></text:p>
            <text:p text:style-name="P25"><text:span text:style-name="T12">CONFIG_TARGET_RTX_A6PLUS_MX6Q=y</text:span></text:p>
            <text:p text:style-name="P25"><text:span text:style-name="T12">CONFIG_EXTRA_ENV_USE_DTB=n</text:span></text:p>
            <text:p text:style-name="P25"><text:span text:style-name="T12">CONFIG_BOOTARGS_GEN=init=/sbin/init root=/dev/mmcblk0p1 rootwait rw"</text:span></text:p>
            <text:p text:style-name="P25"><text:span text:style-name="T12">CONFIG_BOOTARGS_HDMI="video=mxcfb0:dev=hdmi,1920x1080M@60,if=RGB24,bpp=32 video=mxcfb1:off video=mxcfb2:off"</text:span></text:p>
            <text:p text:style-name="P25"><text:span text:style-name="T12">CONFIG_BOOTARGS_VGA="video=mxcfb0:dev=ldb,LDB-FUHD,if=RGB24,bpp=32 video=mxcfb1:off video=mxcfb2:off"</text:span></text:p>
            <text:p text:style-name="P25"><text:span text:style-name="T12">CONFIG_BOOTARGS_DUAL_HDMI="video=mxcfb0:dev=ldb,LDB-FUHD,if=RGB24,bpp=32 video=mxcfb1:dev=hdmi,1920x1080M@60,if=RGB24,bpp=32 video=mxcfb2:off"</text:span></text:p>
            <text:p text:style-name="P25"><text:span text:style-name="T12">CONFIG_BOOTARGS_GUIMEM="fbmem=28M,28M gpumem=176M vmalloc=400M ldb=spl0"</text:span></text:p>
            <text:p text:style-name="P25"><text:span text:style-name="T12">CONFIG_GUIPORT="hdmi"</text:span></text:p>
            <text:p text:style-name="P25"><text:span text:style-name="T12">CONFIG_UBOOT_MMCNUM="2"</text:span></text:p>
            <text:p text:style-name="P25"><text:span text:style-name="T12">CONFIG_UPDATEROOT="/dev/mmcblk1p1"</text:span></text:p>
            <text:p text:style-name="P25"><text:span text:style-name="T12">CONFIG_VGA_VIDEO="1024x768@60"</text:span></text:p>
            <text:p text:style-name="P25"><text:span text:style-name="T12">CONFIG_DEF_LOADADDR=0x10800000</text:span></text:p>
            <text:p text:style-name="P25"><text:span text:style-name="T12">CONFIG_DTB_LOADADDR=0x11300000</text:span></text:p>
            <text:p text:style-name="P25"><text:span text:style-name="T12">CONFIG_RD_LOADADDR=0x11400000</text:span></text:p>
            <text:p text:style-name="P25"><text:span text:style-name="T12">CONFIG_RD_LOADADDR=0x11400000</text:span></text:p>
            <text:p text:style-name="P16"><text:span text:style-name="T12">CONFIG_SYS_TEXT_BASE=0x27800000</text:span></text:p>
            <text:p text:style-name="P16"><text:span text:style-name="T9"/></text:p>
            <text:p text:style-name="P16"><text:span text:style-name="T9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8T10:07:59.635885570</dc:date>
    <meta:editing-duration>PT4H33M5S</meta:editing-duration>
    <meta:editing-cycles>50</meta:editing-cycles>
    <meta:document-statistic meta:object-count="239"/>
  </office:meta>
</office:document-meta>
</file>